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font-name="Times New Roman" officeooo:rsid="001e2743" officeooo:paragraph-rsid="00033718"/>
    </style:style>
    <style:style style:name="P2" style:family="paragraph" style:parent-style-name="Text_20_body" style:list-style-name="L1">
      <style:text-properties style:font-name="Times New Roman" officeooo:rsid="00033718" officeooo:paragraph-rsid="00033718"/>
    </style:style>
    <style:style style:name="P3" style:family="paragraph" style:parent-style-name="Text_20_body" style:list-style-name="L1">
      <style:text-properties style:font-name="Times New Roman" officeooo:rsid="00085679" officeooo:paragraph-rsid="00085679"/>
    </style:style>
    <style:style style:name="P4" style:family="paragraph" style:parent-style-name="Text_20_body" style:list-style-name="L1">
      <style:text-properties style:font-name="Times New Roman" officeooo:rsid="0004e585" officeooo:paragraph-rsid="0004e585"/>
    </style:style>
    <style:style style:name="P5" style:family="paragraph" style:parent-style-name="Text_20_body" style:list-style-name="L1">
      <style:text-properties style:font-name="Times New Roman" officeooo:rsid="0009607b" officeooo:paragraph-rsid="0009607b"/>
    </style:style>
    <style:style style:name="T1" style:family="text">
      <style:text-properties officeooo:rsid="00217f2f"/>
    </style:style>
    <style:style style:name="T2" style:family="text">
      <style:text-properties officeooo:rsid="00033718"/>
    </style:style>
    <style:style style:name="T3" style:family="text">
      <style:text-properties officeooo:rsid="00085679"/>
    </style:style>
    <style:style style:name="T4" style:family="text">
      <style:text-properties officeooo:rsid="000b2d1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<text:span text:style-name="T2">4</text:span><text:span text:style-name="T1">: </text:span><text:span text:style-name="T2">Labor &amp; Financial Markets</text:span></text:p>
      <text:list xml:id="list2865990384" text:style-name="L1">
        <text:list-item>
          <text:p text:style-name="P2">Labor Market</text:p>
        </text:list-item>
        <text:list-item>
          <text:p text:style-name="P2">Labor Demand</text:p>
          <text:list>
            <text:list-item>
              <text:p text:style-name="P2">Comes from firms hiring for labor</text:p>
            </text:list-item>
            <text:list-item>
              <text:p text:style-name="P2">Quantity of labor is determined by the price of labor</text:p>
            </text:list-item>
          </text:list>
        </text:list-item>
        <text:list-item>
          <text:p text:style-name="P2">Labor Supply</text:p>
          <text:list>
            <text:list-item>
              <text:p text:style-name="P2">Comes from consumers trying to find opportunities for labor for money</text:p>
            </text:list-item>
          </text:list>
        </text:list-item>
        <text:list-item>
          <text:p text:style-name="P3">Marginal Product of Labor</text:p>
          <text:list>
            <text:list-item>
              <text:p text:style-name="P3">Delta Quantity over Delta Labor</text:p>
            </text:list-item>
          </text:list>
        </text:list-item>
        <text:list-item>
          <text:p text:style-name="P4">Marginal Revenue Product:</text:p>
          <text:list>
            <text:list-item>
              <text:p text:style-name="P4">Marginal Product * Marginal Revenue = Marginal Revenue Product</text:p>
            </text:list-item>
            <text:list-item>
              <text:p text:style-name="P4">Same as Value of Marginal Product when we are talking about a perfectly competitive market</text:p>
              <text:list>
                <text:list-item>
                  <text:p text:style-name="P4"><text:span text:style-name="T3">VMP = </text:span>M<text:span text:style-name="T3">PL</text:span> * P</text:p>
                </text:list-item>
                <text:list-item>
                  <text:p text:style-name="P3">Or MRPL <text:span text:style-name="T4">= </text:span>MP * MR if you like to think about it like that (specifically for perfectly competitive market)</text:p>
                </text:list-item>
              </text:list>
            </text:list-item>
          </text:list>
        </text:list-item>
        <text:list-item>
          <text:p text:style-name="P3">Marginal Profit</text:p>
          <text:list>
            <text:list-item>
              <text:p text:style-name="P3">Profit = Total Revenue – Total Cost = Q * P – W * L</text:p>
            </text:list-item>
            <text:list-item>
              <text:p text:style-name="P5">Marginal Profit = Marginal Revenue Product – Delta Labor * Wage</text:p>
              <text:list>
                <text:list-item>
                  <text:p text:style-name="P5">(Marginal Product of Labor – Wage) * Delta Labor</text:p>
                </text:list-item>
              </text:list>
            </text:list-item>
            <text:list-item>
              <text:p text:style-name="P5">To maximize profit, find where marginal profit equals 0 or where Marginal Revenue Product = W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6:13:19.186154445</meta:creation-date>
    <dc:date>2022-04-19T16:30:34.924683825</dc:date>
    <meta:editing-duration>P1DT16M49S</meta:editing-duration>
    <meta:editing-cycles>4</meta:editing-cycles>
    <meta:generator>LibreOffice/7.2.6.2$Linux_X86_64 LibreOffice_project/20$Build-2</meta:generator>
    <meta:document-statistic meta:table-count="0" meta:image-count="0" meta:object-count="0" meta:page-count="1" meta:paragraph-count="19" meta:word-count="167" meta:character-count="869" meta:non-whitespace-character-count="735"/>
  </office:meta>
</office:document-meta>
</file>